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els sur le projet </text:p>
      <text:p text:style-name="Standard"/>
      <text:p text:style-name="Standard">Avancements : </text:p>
      <text:p text:style-name="Standard"><text:tab/>la plupart des composants ont été reçus (Manque des flex sensors et les deux arduino nano)</text:p>
      <text:p text:style-name="Standard"><text:tab/>Les tests avec l'effet nous ont permis de définir les limites du projet (freq min et max, sur quels objets ? ) <text:s/>→ Fréquence visible à l’œil nu : entre 70 Hz et 100Hz</text:p>
      <text:p text:style-name="Standard"><text:tab/><text:tab/> <text:s text:c="2"/>→ 500Hz Max</text:p>
      <text:p text:style-name="Standard"><text:tab/>Données du flex sensor, de la consommation du circuit.</text:p>
      <text:p text:style-name="Standard"><text:tab/>Estimation de la durée de la batterie sans recharge (jusque là, pas eu besoin de recharger)</text:p>
      <text:p text:style-name="Standard"/>
      <text:p text:style-name="Standard"><text:tab/>Réussites : </text:p>
      <text:p text:style-name="Standard"><text:tab/><text:tab/>L'effet fonctionne, la mise en place est un succés</text:p>
      <text:p text:style-name="Standard"><text:tab/><text:tab/>Mise en service des modules flex sensors et accelerométres reussie</text:p>
      <text:p text:style-name="Standard"><text:tab/><text:tab/>Module bluetooth opérationnel, mais encore quelques complications <text:s text:c="3"/></text:p>
      <text:p text:style-name="Standard"><text:tab/></text:p>
      <text:p text:style-name="Standard"><text:tab/>Difficultés : </text:p>
      <text:p text:style-name="Standard"><text:tab/><text:tab/>Limitations d'arduino : Le Baud rate du bluetooth ( 250000 max) limite la fréquence <text:tab/><text:tab/>à 500 Hz max<text:tab/></text:p>
      <text:p text:style-name="Standard"><text:tab/><text:tab/>Difficulté a comprendre le code de l’accéléromètre : Filtre de Kalman</text:p>
      <text:p text:style-name="Standard"><text:tab/><text:tab/> </text:p>
      <text:p text:style-name="Standard"/>
      <text:p text:style-name="Standard">Changements :</text:p>
      <text:p text:style-name="Standard"><text:tab/>Trouver une bonne esthétique au produit.</text:p>
      <text:p text:style-name="Standard"><text:tab/>Dans le diagramme : Peaufinage des taches à venir, possibles car on s’était laissé de la <text:tab/>marge , ajout de « l'étude des modules » comme <text:tab/>tâche après avoir eu des difficultés → ça <text:tab/>a pris du temps. <text:s/></text:p>
      <text:p text:style-name="Standard"><text:tab/><text:tab/> <text:s/></text:p>
      <text:p text:style-name="Standard"/>
      <text:p text:style-name="Standard">Objets ludiques : Horloge avec moteu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27T16:19:14.53</meta:creation-date>
    <dc:date>2018-03-27T16:58:57.85</dc:date>
    <meta:editing-duration>PT39M38S</meta:editing-duration>
    <meta:editing-cycles>15</meta:editing-cycles>
    <meta:generator>OpenOffice/4.1.4$Win32 OpenOffice.org_project/414m5$Build-9788</meta:generator>
    <meta:document-statistic meta:table-count="0" meta:image-count="0" meta:object-count="0" meta:page-count="1" meta:paragraph-count="21" meta:word-count="195" meta:character-count="1147"/>
  </office:meta>
</office:document-meta>
</file>